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 style:font-family-generic="roman"/>
  </office:font-face-decls>
  <office:automatic-styles>
    <style:style style:name="P1" style:family="paragraph" style:parent-style-name="Standard">
      <style:paragraph-properties style:line-height-at-least="0.503cm"/>
      <style:text-properties style:use-window-font-color="true" loext:opacity="0%" style:font-name="Serif" fo:font-size="11pt" fo:font-weight="normal" fo:background-color="transparent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use-window-font-color="true" loext:opacity="0%" style:font-name="Serif" fo:font-size="11pt" fo:font-weight="normal" fo:background-color="transparent" style:font-size-asian="11pt" style:font-weight-asian="normal" style:font-size-complex="11pt" style:font-weight-complex="normal"/>
    </style:style>
    <style:style style:name="P3" style:family="paragraph" style:parent-style-name="Standard">
      <style:paragraph-properties style:line-height-at-least="0.503cm" fo:text-align="center" style:justify-single-word="false"/>
      <style:text-properties style:use-window-font-color="true" loext:opacity="0%" style:font-name="Serif" fo:font-size="11pt" fo:font-weight="normal" officeooo:rsid="001aaea8" officeooo:paragraph-rsid="001aaea8" fo:background-color="transparent" style:font-size-asian="11pt" style:font-weight-asian="normal" style:font-size-complex="11pt" style:font-weight-complex="normal"/>
    </style:style>
    <style:style style:name="P4" style:family="paragraph" style:parent-style-name="Standard">
      <style:paragraph-properties style:line-height-at-least="0.503cm"/>
      <style:text-properties style:use-window-font-color="true" loext:opacity="0%" style:font-name="Serif" fo:font-size="11pt" fo:font-weight="normal" officeooo:rsid="001bb8da" officeooo:paragraph-rsid="001bb8da" fo:background-color="transparent" style:font-size-asian="11pt" style:font-weight-asian="normal" style:font-size-complex="11pt" style:font-weight-complex="normal"/>
    </style:style>
    <style:style style:name="P5" style:family="paragraph" style:parent-style-name="Standard">
      <style:paragraph-properties style:line-height-at-least="0.503cm"/>
      <style:text-properties style:use-window-font-color="true" loext:opacity="0%" style:font-name="Serif" fo:font-size="11pt" fo:font-weight="normal" officeooo:rsid="001ce499" officeooo:paragraph-rsid="001ce499" fo:background-color="transparent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use-window-font-color="true" loext:opacity="0%" style:font-name="Serif" fo:font-size="11pt" fo:font-weight="normal" officeooo:rsid="001ce499" officeooo:paragraph-rsid="001ce499" fo:background-color="transparent" style:font-size-asian="11pt" style:font-weight-asian="normal" style:font-size-complex="11pt" style:font-weight-complex="normal"/>
    </style:style>
    <style:style style:name="T1" style:family="text">
      <style:text-properties officeooo:rsid="001aaea8"/>
    </style:style>
    <style:style style:name="T2" style:family="text">
      <style:text-properties officeooo:rsid="001bb8da"/>
    </style:style>
    <style:style style:name="T3" style:family="text">
      <style:text-properties officeooo:rsid="001ce499"/>
    </style:style>
    <style:style style:name="T4" style:family="text">
      <style:text-properties fo:font-weight="bold"/>
    </style:style>
    <style:style style:name="T5" style:family="text">
      <style:text-properties officeooo:rsid="001ede7f"/>
    </style:style>
    <style:style style:name="T6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oucles</text:p>
      <text:p text:style-name="P1">Exercice 5.1 :</text:p>
      <text:p text:style-name="P1"/>
      <text:p text:style-name="P1">Variable nombre en Entier</text:p>
      <text:p text:style-name="P1">Début</text:p>
      <text:p text:style-name="P1">nombre ← 0</text:p>
      <text:p text:style-name="P1">Ecrire "Saisissez un nombre entier entre 1 et 3"</text:p>
      <text:p text:style-name="P1">Tant que nombre &lt;1 OU nombre &gt;3</text:p>
      <text:p text:style-name="P1">Lire nombre</text:p>
      <text:p text:style-name="P1">FinTantQue</text:p>
      <text:p text:style-name="P1">Ecrire "Bravo vous avez saisi un nombre entre 1 et 3 !"</text:p>
      <text:p text:style-name="P1">Fin</text:p>
      <text:p text:style-name="P1"/>
      <text:p text:style-name="P1">Exercice 5.2 :</text:p>
      <text:p text:style-name="P1"/>
      <text:p text:style-name="P1">Variable nombre en Entier</text:p>
      <text:p text:style-name="P1">Début</text:p>
      <text:p text:style-name="P1">nombre ← 0</text:p>
      <text:p text:style-name="P1">Écrire "Saisissez un nombre entre 10 et 20"</text:p>
      <text:p text:style-name="P1">Tant que nombre &lt;10 OU nombre &gt;20</text:p>
      <text:p text:style-name="P1">Lire nombre</text:p>
      <text:p text:style-name="P1">Si nombre &lt; 10 Alors</text:p>
      <text:p text:style-name="P1">Ecrire "Plus grand"</text:p>
      <text:p text:style-name="P1">SinonSi nombre &gt; 10 ET nombre &gt; 20 Alors</text:p>
      <text:p text:style-name="P1">Ecrire "Plus petit"</text:p>
      <text:p text:style-name="P1">Finsi</text:p>
      <text:p text:style-name="P1">Finsi</text:p>
      <text:p text:style-name="P1">Fintantque</text:p>
      <text:p text:style-name="P1">Ecrire "Bravo vous avez saisi un nombre entre 10 et 20"</text:p>
      <text:p text:style-name="P1">Fin</text:p>
      <text:p text:style-name="P1"/>
      <text:p text:style-name="P1">Exercice 5.3 :</text:p>
      <text:p text:style-name="P1"/>
      <text:p text:style-name="P1">Variable nombre, i en Entier</text:p>
      <text:p text:style-name="P1">Début</text:p>
      <text:p text:style-name="P1">i ← 1</text:p>
      <text:p text:style-name="P1">Ecrire "Saisissez un nombre entier"</text:p>
      <text:p text:style-name="P1">lire nombre</text:p>
      <text:p text:style-name="P1">Tant que i &lt;10</text:p>
      <text:p text:style-name="P1">nombre ← nombre +1</text:p>
      <text:p text:style-name="P1">i ← i +1</text:p>
      <text:p text:style-name="P1">Ecrire nombre , " "</text:p>
      <text:p text:style-name="P1">Fintantque</text:p>
      <text:p text:style-name="P1">fin</text:p>
      <text:p text:style-name="P1"/>
      <text:p text:style-name="P1">Exercice 5.4:</text:p>
      <text:p text:style-name="P1"/>
      <text:p text:style-name="P1">Variable multiple,nombre, i en Entier</text:p>
      <text:p text:style-name="P1">Début</text:p>
      <text:p text:style-name="P1">i ← 1</text:p>
      <text:p text:style-name="P1">Ecrire "Saisissez un nombre entier"</text:p>
      <text:p text:style-name="P1"><text:soft-page-break/>lire nombre</text:p>
      <text:p text:style-name="P1">Tant que i ≤<text:span text:style-name="T1"> </text:span><text:s/>10</text:p>
      <text:p text:style-name="P1">multiple ← nombre*i</text:p>
      <text:p text:style-name="P1">Ecrire nombre , " x " , i , " = " ,multiple </text:p>
      <text:p text:style-name="P1">i ← i +1</text:p>
      <text:p text:style-name="P1">Fintantque</text:p>
      <text:p text:style-name="P1">fin</text:p>
      <text:p text:style-name="P1"/>
      <text:p text:style-name="P1">Exercice 5.5 :</text:p>
      <text:p text:style-name="P1"/>
      <text:p text:style-name="P1">Variables addition,nombre, i en Entiers</text:p>
      <text:p text:style-name="P1">Début</text:p>
      <text:p text:style-name="P1">i ← <text:span text:style-name="T3">1</text:span></text:p>
      <text:p text:style-name="P4">addition ← 0</text:p>
      <text:p text:style-name="P1">Ecrire "Saisissez un nombre entier"</text:p>
      <text:p text:style-name="P1">lire nombre</text:p>
      <text:p text:style-name="P1">Tant que i ≤<text:span text:style-name="T3"> </text:span><text:s/>nombre</text:p>
      <text:p text:style-name="P1">addition ← <text:span text:style-name="T2">addition +</text:span> i</text:p>
      <text:p text:style-name="P1">i ← i + 1</text:p>
      <text:p text:style-name="P1">Fintantque</text:p>
      <text:p text:style-name="P1">Ecrire "la somme de tout les entiers précédant le nombre vaut "+ addition</text:p>
      <text:p text:style-name="P1">Fin</text:p>
      <text:p text:style-name="P1"/>
      <text:p text:style-name="P1">Exercice 5.6 :</text:p>
      <text:p text:style-name="P1"/>
      <text:p text:style-name="P1">Variables multipl<text:span text:style-name="T3">e</text:span>,nombre, i en Entiers</text:p>
      <text:p text:style-name="P1">Début</text:p>
      <text:p text:style-name="P5">multiple ← 1</text:p>
      <text:p text:style-name="P1">i ← 1</text:p>
      <text:p text:style-name="P1">Ecrire "Saisissez un nombre entier"</text:p>
      <text:p text:style-name="P1">lire nombre</text:p>
      <text:p text:style-name="P1">Tant que i ≤ <text:s/>nombre</text:p>
      <text:p text:style-name="P1">multiple ← <text:span text:style-name="T3">multiple* </text:span>i</text:p>
      <text:p text:style-name="P1">i ← i +1</text:p>
      <text:p text:style-name="P1">Fintantque</text:p>
      <text:p text:style-name="P1">Ecrire "la factorielle du nombre saisi vaut ", multiple</text:p>
      <text:p text:style-name="P1">Fin</text:p>
      <text:p text:style-name="P1"/>
      <text:p text:style-name="P1">Exercice 5.7 :</text:p>
      <text:p text:style-name="P1"/>
      <text:p text:style-name="P1">Variable nombre, stock, i en Entiers</text:p>
      <text:p text:style-name="P1">Début</text:p>
      <text:p text:style-name="P1">i ← 1</text:p>
      <text:p text:style-name="P1">stock ← 0</text:p>
      <text:p text:style-name="P1">Tant que i &lt;= 20 Alors</text:p>
      <text:p text:style-name="P1">Ecrire "Entrez le nombre numéro "+i</text:p>
      <text:p text:style-name="P1">lire nombre</text:p>
      <text:p text:style-name="P1">Si nombre &gt; stock Alors</text:p>
      <text:p text:style-name="P1">stock ← nombre</text:p>
      <text:p text:style-name="P1">finsi</text:p>
      <text:p text:style-name="P1">fintantque</text:p>
      <text:p text:style-name="P1"><text:soft-page-break/>Ecrire "Le plus grand de ces nombres est : "+ stock</text:p>
      <text:p text:style-name="P1">Fin</text:p>
      <text:p text:style-name="P1"/>
      <text:p text:style-name="P1">Variable nombre, stock, i, position en Entiers</text:p>
      <text:p text:style-name="P1">Début</text:p>
      <text:p text:style-name="P1">i ← 1</text:p>
      <text:p text:style-name="P1">stock ← 0</text:p>
      <text:p text:style-name="P1">Tant que i &lt;= 20 Alors</text:p>
      <text:p text:style-name="P1">Ecrire "Entrez le nombre numéro "+i</text:p>
      <text:p text:style-name="P1">lire nombre</text:p>
      <text:p text:style-name="P1">Si nombre &gt; stock Alors</text:p>
      <text:p text:style-name="P1">stock ← nombre</text:p>
      <text:p text:style-name="P1">position ← i</text:p>
      <text:p text:style-name="P1">finsi</text:p>
      <text:p text:style-name="P1">i ← i+1</text:p>
      <text:p text:style-name="P1">fintantque</text:p>
      <text:p text:style-name="P1">Ecrire "Le plus grand de ces nombres est : "+ stock + " C'était le nombre numéro "+ position</text:p>
      <text:p text:style-name="P1">Fin</text:p>
      <text:p text:style-name="P1"/>
      <text:p text:style-name="P1">Exercice 5.8 :</text:p>
      <text:p text:style-name="P1"/>
      <text:p text:style-name="P1">Variable nombre, stock, i, stop position en Entiers</text:p>
      <text:p text:style-name="P1">Début</text:p>
      <text:p text:style-name="P1">i ← 1</text:p>
      <text:p text:style-name="P1">stop ← 1</text:p>
      <text:p text:style-name="P1">stock ← 0</text:p>
      <text:p text:style-name="P1">Tant que stop != 0 Alors</text:p>
      <text:p text:style-name="P1">Ecrire "Entrez le nombre numéro "+i</text:p>
      <text:p text:style-name="P1">lire nombre</text:p>
      <text:p text:style-name="P1">Si nombre &gt; stock Alors</text:p>
      <text:p text:style-name="P1">stock ← nombre</text:p>
      <text:p text:style-name="P1">position ← i</text:p>
      <text:p text:style-name="P1">finsi</text:p>
      <text:p text:style-name="P1">i ← i+1</text:p>
      <text:p text:style-name="P1">Ecrire "Si vous voulez arrêter la saisie des nombre tapez 0"</text:p>
      <text:p text:style-name="P1">Lire stop</text:p>
      <text:p text:style-name="P1">fintantque</text:p>
      <text:p text:style-name="P1">Ecrire "Le plus grand de ces nombres est : "+ stock + " C'était le nombre numéro "+ position</text:p>
      <text:p text:style-name="P1">Fin</text:p>
      <text:p text:style-name="P1"/>
      <text:p text:style-name="P1">Exercice 5.9</text:p>
      <text:p text:style-name="P2"><text:span text:style-name="T6">Variables E, somdue, M, Reste, Nb10E, Nb5E En Entier<text:line-break/>Debut<text:line-break/>E ← 1<text:line-break/>somdue ← 0<text:line-break/>TantQue E != 0<text:line-break/> Ecrire "Entrez le montant : "<text:line-break/> Lire E<text:line-break/> somdue ← somdue + E<text:line-break/>FinTantQue<text:line-break/></text:span><text:soft-page-break/><text:span text:style-name="T6">Ecrire "Vous devez :", somdue, " euros"<text:line-break/>Ecrire "Montant versé :"<text:line-break/>Lire M<text:line-break/>Reste ← M - somdue<text:line-break/>Nb10E ← 0<text:line-break/>TantQue Reste &gt;= 10<text:line-break/> Nb10E ← Nb10E + 1<text:line-break/> Reste ← Reste – 10<text:line-break/>FinTantQue<text:line-break/>Nb5E ← 0<text:line-break/>Si Reste &gt;= 5<text:line-break/> Nb5E ← 1<text:line-break/> Reste ← Reste – 5<text:line-break/>FinSi<text:line-break/>Ecrire "Rendu de la monnaie :"<text:line-break/>Ecrire "Billets de 10 E : ", Nb10E<text:line-break/>Ecrire "Billets de <text:s/>5 E : ", Nb5E<text:line-break/>Ecrire "Pièces de 1 E : ", reste<text:line-break/>F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1:09:12.575332445</meta:creation-date>
    <dc:date>2023-07-20T11:38:42.418004113</dc:date>
    <meta:editing-duration>PT19M1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4" meta:paragraph-count="127" meta:word-count="605" meta:character-count="2888" meta:non-whitespace-character-count="2396"/>
  </office:meta>
</office:document-meta>
</file>